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5a07" officeooo:paragraph-rsid="00105a07"/>
    </style:style>
    <style:style style:name="P2" style:family="paragraph" style:parent-style-name="Standard">
      <style:text-properties officeooo:rsid="00105a07" officeooo:paragraph-rsid="0015ccbb"/>
    </style:style>
    <style:style style:name="P3" style:family="paragraph" style:parent-style-name="Standard">
      <style:paragraph-properties style:writing-mode="lr-tb"/>
      <style:text-properties officeooo:rsid="00105a07" officeooo:paragraph-rsid="0015ccbb"/>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Standard">
      <style:text-properties officeooo:paragraph-rsid="00105a07"/>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officeooo:rsid="0015fd08" officeooo:paragraph-rsid="0015fd08"/>
    </style:style>
    <style:style style:name="T1" style:family="text">
      <style:text-properties officeooo:rsid="0015ccb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rtalomjegyzék</text:p>
          </text:index-title>
          <text:p text:style-name="P4"><text:a xlink:type="simple" xlink:href="#__RefHeading___Toc844_85589850" text:style-name="Index_20_Link" text:visited-style-name="Index_20_Link">Lorem ipsum dolor sit amet<text:tab/>1</text:a></text:p>
          <text:p text:style-name="P5"><text:a xlink:type="simple" xlink:href="#__RefHeading___Toc846_85589850" text:style-name="Index_20_Link" text:visited-style-name="Index_20_Link">Integer sodales tincidunt tristique.<text:tab/>2</text:a></text:p>
          <text:p text:style-name="P6"><text:a xlink:type="simple" xlink:href="#__RefHeading___Toc848_85589850" text:style-name="Index_20_Link" text:visited-style-name="Index_20_Link">Aliquam<text:tab/>3</text:a></text:p>
          <text:p text:style-name="P6"><text:a xlink:type="simple" xlink:href="#__RefHeading___Toc797_593893163" text:style-name="Index_20_Link" text:visited-style-name="Index_20_Link">Nam luctus<text:tab/>4</text:a></text:p>
        </text:index-body>
      </text:table-of-content>
      <text:h text:style-name="Heading_20_1" text:outline-level="1"><text:bookmark-start text:name="__RefHeading___Toc844_85589850"/>Lorem ipsum dolor sit amet<text:bookmark-end text:name="__RefHeading___Toc844_85589850"/></text:h>
      <text:p text:style-name="P1">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h text:style-name="P11" text:outline-level="2"><text:bookmark-start text:name="__RefHeading___Toc846_85589850"/>Integer sodales tincidunt tristique. <text:bookmark-end text:name="__RefHeading___Toc846_85589850"/></text:h>
      <text:p text:style-name="P1">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h text:style-name="P13" text:outline-level="3"><text:bookmark-start text:name="__RefHeading___Toc848_85589850"/>Aliquam<text:bookmark-end text:name="__RefHeading___Toc848_85589850"/></text:h>
      <text:p text:style-name="P2">Donec consequat arcu ut diam tempor luctus. Cum sociis natoque penatibus et magnis dis parturient montes, nascetur ridiculus mus. Praesent vitae lacus vel leo sodales pharetra a a nibh. Vestibulum ante ipsum primis in faucibus orci luctus et ultrices posuere cubilia Curae; </text:p>
      <text:h text:style-name="P12" text:outline-level="3"><text:bookmark-start text:name="__RefHeading___Toc797_593893163"/>Nam luctus<text:bookmark-end text:name="__RefHeading___Toc797_593893163"/></text:h>
      <text:p text:style-name="P3"><text:s/>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hu" fo:country="H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2:10:34.117198730</meta:creation-date>
    <dc:title>Lorem TOC</dc:title>
    <dc:date>2023-07-31T12:50:52.146981040</dc:date>
    <meta:editing-duration>PT9M49S</meta:editing-duration>
    <meta:editing-cycles>9</meta:editing-cycles>
    <meta:generator>LibreOfficeDev/24.2.0.0.alpha0$Linux_X86_64 LibreOffice_project/d4653fa961b1aa1cd4bf568e7d1fe50ae97df484</meta:generator>
    <meta:document-statistic meta:table-count="0" meta:image-count="0" meta:object-count="0" meta:page-count="4" meta:paragraph-count="13" meta:word-count="241" meta:character-count="1655" meta:non-whitespace-character-count="1424"/>
  </office:meta>
</office:document-meta>
</file>